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20000000056000000811AACBED1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Liberation Serif'" style:font-family-generic="roman" style:font-pitch="variable" fo:font-weight="bold" style:font-weight-asian="bold" style:font-weight-complex="bold"/>
    </style:style>
    <style:style style:name="P4" style:family="paragraph">
      <style:text-properties fo:color="#198a8a" fo:font-family="'Liberation Serif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23b8dc" fo:font-family="'Liberation Serif'" style:font-family-generic="roma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cm" svg:height="1.187cm" svg:x="13.5cm" svg:y="5cm">
          <draw:text-box>
            <text:p/>
          </draw:text-box>
        </draw:frame>
        <draw:frame draw:style-name="gr2" draw:text-style-name="P2" draw:layer="layout" svg:width="2.274cm" svg:height="3.412cm" svg:x="13.011cm" svg:y="8.878cm">
          <draw:image xlink:href="Pictures/1000020000000056000000811AACBED1.gif" xlink:type="simple" xlink:show="embed" xlink:actuate="onLoad">
            <text:p/>
          </draw:image>
        </draw:frame>
        <draw:frame draw:style-name="gr3" draw:text-style-name="P4" draw:layer="layout" svg:width="3cm" svg:height="1.191cm" svg:x="12.7cm" svg:y="9.2cm">
          <draw:text-box>
            <text:p text:style-name="P3"><text:span text:style-name="T1">HiSeq200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ri Deevi</meta:initial-creator>
    <meta:creation-date>2011-10-13T13:55:15</meta:creation-date>
    <meta:editing-duration>PT00H26M52S</meta:editing-duration>
    <meta:editing-cycles>4</meta:editing-cycles>
    <dc:date>2011-10-13T15:15:56</dc:date>
    <dc:creator>Sri Deevi</dc:creator>
    <meta:generator>OpenOffice.org/3.2$Unix OpenOffice.org_project/320m12$Build-9483</meta:generator>
    <meta:document-statistic meta:object-count="26"/>
  </office:meta>
</office:document-meta>
</file>